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0pt" style:font-size-asian="10pt"/>
    </style:style>
    <style:style style:name="P2" style:family="paragraph" style:parent-style-name="Standard">
      <style:paragraph-properties style:snap-to-layout-grid="false"/>
      <style:text-properties fo:font-size="10pt" style:font-size-asian="10pt"/>
    </style:style>
    <style:style style:name="P3" style:family="paragraph" style:parent-style-name="Standard">
      <style:paragraph-properties style:snap-to-layout-grid="false"/>
      <style:text-properties fo:font-size="10pt" officeooo:paragraph-rsid="001e14b4" style:font-size-asian="10pt"/>
    </style:style>
    <style:style style:name="P4" style:family="paragraph" style:parent-style-name="Standard">
      <style:paragraph-properties style:snap-to-layout-grid="false"/>
      <style:text-properties fo:font-size="10pt" officeooo:paragraph-rsid="0020eb1c" style:font-size-asian="10pt"/>
    </style:style>
    <style:style style:name="P5" style:family="paragraph" style:parent-style-name="Standard">
      <style:paragraph-properties fo:keep-together="always" style:snap-to-layout-grid="false"/>
      <style:text-properties fo:font-size="10pt" style:font-size-asian="10pt"/>
    </style:style>
    <style:style style:name="P6" style:family="paragraph" style:parent-style-name="Standard">
      <style:paragraph-properties fo:text-align="start" style:justify-single-word="false"/>
      <style:text-properties fo:font-size="10pt" style:font-size-asian="10pt" style:font-size-complex="12pt"/>
    </style:style>
    <style:style style:name="P7" style:family="paragraph" style:parent-style-name="Standard">
      <style:text-properties fo:font-size="10pt" officeooo:paragraph-rsid="001e14b4" style:font-size-asian="10pt"/>
    </style:style>
    <style:style style:name="P8" style:family="paragraph" style:parent-style-name="Standard">
      <style:text-properties fo:font-size="10pt" officeooo:rsid="001e14b4" officeooo:paragraph-rsid="001e14b4" style:font-size-asian="10pt"/>
    </style:style>
    <style:style style:name="P9" style:family="paragraph" style:parent-style-name="Standard">
      <style:text-properties fo:font-size="10pt" officeooo:rsid="001e14b4" officeooo:paragraph-rsid="0020eb1c" style:font-size-asian="10pt"/>
    </style:style>
    <style:style style:name="P10" style:family="paragraph" style:parent-style-name="Standard">
      <style:paragraph-properties style:snap-to-layout-grid="false"/>
      <style:text-properties fo:font-size="10pt" officeooo:rsid="001e14b4" officeooo:paragraph-rsid="0020eb1c" style:font-size-asian="10pt"/>
    </style:style>
    <style:style style:name="P11" style:family="paragraph" style:parent-style-name="Standard">
      <style:text-properties fo:font-size="10pt" officeooo:paragraph-rsid="001f7e8e" style:font-size-asian="10pt"/>
    </style:style>
    <style:style style:name="P12" style:family="paragraph" style:parent-style-name="Standard">
      <style:text-properties fo:font-size="10pt" officeooo:paragraph-rsid="0020eb1c" style:font-size-asian="10pt"/>
    </style:style>
    <style:style style:name="P13" style:family="paragraph" style:parent-style-name="Standard">
      <style:paragraph-properties fo:text-align="center" style:justify-single-word="false"/>
      <style:text-properties fo:font-size="15pt" style:font-size-asian="15pt" style:font-size-complex="15pt"/>
    </style:style>
    <style:style style:name="P14" style:family="paragraph" style:parent-style-name="Standard">
      <style:text-properties fo:font-size="12pt" style:font-size-asian="10.5pt" style:font-size-complex="12pt"/>
    </style:style>
    <style:style style:name="P15" style:family="paragraph" style:parent-style-name="Standard">
      <style:paragraph-properties fo:text-align="start" style:justify-single-word="false"/>
      <style:text-properties fo:font-size="12pt" style:font-size-asian="10.5pt" style:font-size-complex="12pt"/>
    </style:style>
    <style:style style:name="P16" style:family="paragraph" style:parent-style-name="Standard">
      <style:paragraph-properties fo:text-align="start" style:justify-single-word="false"/>
      <style:text-properties fo:font-size="12pt" officeooo:paragraph-rsid="001e14b4" style:font-size-asian="10.5pt" style:font-size-complex="12pt"/>
    </style:style>
    <style:style style:name="P17" style:family="paragraph" style:parent-style-name="Standard">
      <style:paragraph-properties fo:text-align="start" style:justify-single-word="false"/>
      <style:text-properties fo:font-size="12pt" officeooo:paragraph-rsid="001f7e8e" style:font-size-asian="10.5pt" style:font-size-complex="12pt"/>
    </style:style>
    <style:style style:name="P18" style:family="paragraph" style:parent-style-name="Standard">
      <style:paragraph-properties fo:text-align="start" style:justify-single-word="false"/>
      <style:text-properties fo:font-size="12pt" officeooo:paragraph-rsid="00201c54" style:font-size-asian="10.5pt" style:font-size-complex="12pt"/>
    </style:style>
    <style:style style:name="P19" style:family="paragraph" style:parent-style-name="Standard">
      <style:paragraph-properties fo:text-align="start" style:justify-single-word="false"/>
      <style:text-properties fo:font-size="12pt" officeooo:paragraph-rsid="0020eb1c" style:font-size-asian="10.5pt" style:font-size-complex="12pt"/>
    </style:style>
    <style:style style:name="P20" style:family="paragraph" style:parent-style-name="Standard">
      <style:text-properties fo:font-size="12pt" officeooo:paragraph-rsid="001e14b4" style:font-size-asian="10.5pt" style:font-size-complex="12pt"/>
    </style:style>
    <style:style style:name="P21" style:family="paragraph" style:parent-style-name="Standard">
      <style:text-properties fo:font-size="12pt" officeooo:rsid="001e14b4" officeooo:paragraph-rsid="001e14b4" style:font-size-asian="10.5pt" style:font-size-complex="12pt"/>
    </style:style>
    <style:style style:name="P22" style:family="paragraph" style:parent-style-name="Standard">
      <style:text-properties fo:font-size="12pt" officeooo:rsid="001e14b4" officeooo:paragraph-rsid="0020eb1c" style:font-size-asian="10.5pt" style:font-size-complex="12pt"/>
    </style:style>
    <style:style style:name="P23" style:family="paragraph" style:parent-style-name="Standard">
      <style:paragraph-properties fo:text-align="start" style:justify-single-word="false"/>
      <style:text-properties fo:font-size="12pt" officeooo:rsid="00201c54" officeooo:paragraph-rsid="00201c54" style:font-size-asian="10.5pt" style:font-size-complex="12pt"/>
    </style:style>
    <style:style style:name="P24" style:family="paragraph" style:parent-style-name="Standard">
      <style:text-properties fo:font-size="12pt" officeooo:paragraph-rsid="001e14b4" style:font-size-asian="10.5pt"/>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ext-properties officeooo:paragraph-rsid="001e14b4"/>
    </style:style>
    <style:style style:name="P27" style:family="paragraph" style:parent-style-name="Standard">
      <style:paragraph-properties fo:text-align="start" style:justify-single-word="false"/>
      <style:text-properties officeooo:paragraph-rsid="0020eb1c"/>
    </style:style>
    <style:style style:name="P28" style:family="paragraph" style:parent-style-name="Standard">
      <style:paragraph-properties style:snap-to-layout-grid="false"/>
      <style:text-properties fo:color="#000000" fo:font-size="10pt" fo:language="es" fo:country="ES" style:font-size-asian="10pt"/>
    </style:style>
    <style:style style:name="P29" style:family="paragraph" style:parent-style-name="Standard">
      <style:paragraph-properties style:snap-to-layout-grid="false"/>
      <style:text-properties fo:color="#000000" fo:font-size="10pt" fo:language="es" fo:country="ES" officeooo:paragraph-rsid="0020eb1c" style:font-size-asian="10pt"/>
    </style:style>
    <style:style style:name="P30" style:family="paragraph" style:parent-style-name="Standard">
      <style:text-properties fo:color="#000000" fo:font-size="10pt" fo:language="es" fo:country="ES" officeooo:paragraph-rsid="001e14b4" style:font-size-asian="10pt"/>
    </style:style>
    <style:style style:name="P31" style:family="paragraph" style:parent-style-name="Standard">
      <style:text-properties fo:color="#000000" fo:font-size="10pt" fo:language="es" fo:country="ES" officeooo:paragraph-rsid="0020eb1c" style:font-size-asian="10pt"/>
    </style:style>
    <style:style style:name="P32" style:family="paragraph" style:parent-style-name="Standard">
      <style:paragraph-properties fo:keep-with-next="always"/>
      <style:text-properties fo:font-size="10pt" style:font-size-asian="10pt"/>
    </style:style>
    <style:style style:name="P33" style:family="paragraph" style:parent-style-name="Standard">
      <style:paragraph-properties fo:keep-with-next="always"/>
      <style:text-properties fo:font-size="10pt" officeooo:paragraph-rsid="001e14b4" style:font-size-asian="10pt"/>
    </style:style>
    <style:style style:name="P34" style:family="paragraph" style:parent-style-name="Standard">
      <style:paragraph-properties fo:keep-with-next="always"/>
      <style:text-properties fo:font-size="10pt" officeooo:paragraph-rsid="0020eb1c" style:font-size-asian="10pt"/>
    </style:style>
    <style:style style:name="P35" style:family="paragraph" style:parent-style-name="Standard">
      <style:paragraph-properties fo:break-before="column"/>
      <style:text-properties fo:font-size="12pt" style:font-size-asian="10.5pt" style:font-size-complex="12pt"/>
    </style:style>
    <style:style style:name="P36" style:family="paragraph" style:parent-style-name="Standard">
      <style:paragraph-properties fo:text-align="start" style:justify-single-word="false" fo:break-before="column"/>
      <style:text-properties fo:font-size="12pt" officeooo:paragraph-rsid="001f7e8e" style:font-size-asian="10.5pt" style:font-size-complex="12pt"/>
    </style:style>
    <style:style style:name="P37" style:family="paragraph" style:parent-style-name="Standard" style:list-style-name="L1">
      <style:paragraph-properties fo:text-align="start" style:justify-single-word="false"/>
      <style:text-properties fo:font-size="12pt" style:font-size-asian="10.5pt" style:font-size-complex="12pt"/>
    </style:style>
    <style:style style:name="P38" style:family="paragraph" style:parent-style-name="Standard">
      <style:text-properties fo:font-size="12pt" officeooo:rsid="001e14b4" officeooo:paragraph-rsid="0020eb1c" style:font-size-asian="10.5pt" style:font-size-complex="12pt"/>
    </style:style>
    <style:style style:name="P39" style:family="paragraph" style:parent-style-name="Standard">
      <style:text-properties fo:font-size="10pt" officeooo:rsid="0020eb1c" officeooo:paragraph-rsid="0020eb1c" style:font-size-asian="10pt"/>
    </style:style>
    <style:style style:name="P40" style:family="paragraph" style:parent-style-name="Standard">
      <style:paragraph-properties style:snap-to-layout-grid="false"/>
      <style:text-properties fo:font-size="10pt" officeooo:rsid="0020eb1c" officeooo:paragraph-rsid="0020eb1c" style:font-size-asian="10pt"/>
    </style:style>
    <style:style style:name="P41" style:family="paragraph" style:parent-style-name="Standard">
      <style:text-properties fo:font-size="10pt" officeooo:rsid="0020eb1c" officeooo:paragraph-rsid="0020eb1c" style:font-size-asian="10pt" style:font-size-complex="12pt"/>
    </style:style>
    <style:style style:name="P42" style:family="paragraph" style:parent-style-name="Standard">
      <style:text-properties fo:font-size="10pt" officeooo:rsid="001e14b4" officeooo:paragraph-rsid="0020eb1c" style:font-size-asian="10pt"/>
    </style:style>
    <style:style style:name="T1" style:family="text">
      <style:text-properties fo:font-size="12pt" style:font-size-asian="10.5pt" style:font-size-complex="12pt"/>
    </style:style>
    <style:style style:name="T2" style:family="text">
      <style:text-properties fo:font-size="12pt" officeooo:rsid="001e14b4" style:font-size-asian="10.5pt" style:font-size-complex="12pt"/>
    </style:style>
    <style:style style:name="T3" style:family="text">
      <style:text-properties fo:font-size="12pt" officeooo:rsid="0020eb1c" style:font-size-asian="10.5pt" style:font-size-complex="12pt"/>
    </style:style>
    <style:style style:name="T4" style:family="text">
      <style:text-properties officeooo:rsid="001e14b4"/>
    </style:style>
    <style:style style:name="T5" style:family="text">
      <style:text-properties style:font-size-complex="12pt"/>
    </style:style>
    <style:style style:name="T6" style:family="text">
      <style:text-properties officeooo:rsid="001e14b4" style:font-size-complex="12pt"/>
    </style:style>
    <style:style style:name="T7" style:family="text">
      <style:text-properties officeooo:rsid="001f7e8e" style:font-size-complex="12pt"/>
    </style:style>
    <style:style style:name="T8" style:family="text">
      <style:text-properties officeooo:rsid="001f7e8e"/>
    </style:style>
    <style:style style:name="T9" style:family="text">
      <style:text-properties officeooo:rsid="001fa93f"/>
    </style:style>
    <style:style style:name="T10" style:family="text">
      <style:text-properties officeooo:rsid="00201c54"/>
    </style:style>
    <style:style style:name="T11" style:family="text">
      <style:text-properties officeooo:rsid="0020eb1c"/>
    </style:style>
    <style:style style:name="T12" style:family="text">
      <style:text-properties officeooo:rsid="00228e2f"/>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3">Título del Proyecto</text:p>
      <text:p text:style-name="P13"/>
      <text:p text:style-name="P15"><text:s text:c="61"/><text:span text:style-name="T9">Cuadricóptero? Quadcopter? Quadcore? XD</text:span></text:p>
      <text:p text:style-name="P15"/>
      <text:p text:style-name="P15"/>
      <text:p text:style-name="P15"/>
      <text:p text:style-name="P15">Integrantes: Manuel López (diarrea)</text:p>
      <text:p text:style-name="P15"><text:s text:c="20"/>Santiago Paternain (meno)</text:p>
      <text:p text:style-name="P15"><text:s text:c="20"/>Rodrigo Rosa (rela)</text:p>
      <text:p text:style-name="P15"><text:s text:c="20"/>Matías Tailanián (flema)</text:p>
      <text:p text:style-name="P15"/>
      <text:p text:style-name="P15">Tutor: Rafael Canetti (El rafa)</text:p>
      <text:p text:style-name="P15"/>
      <text:p text:style-name="P15"/>
      <text:p text:style-name="P15">Cliente: (Nosotros??)</text:p>
      <text:p text:style-name="P15"/>
      <text:p text:style-name="P15">Fuente de financiación (El rafa??)</text:p>
      <text:p text:style-name="P15"/>
      <text:p text:style-name="P15">Descripción del proyecto: A partir de un UAV (Unmanned <text:span text:style-name="T9">Air</text:span> Vehicle) comercial de cuatro hélices (Quadcopter) a control remoto, diseñar e integrar el sistema de control de vuelo con objeto de lograr que el dispositivo siga una ruta sin necesidad de control manual. El foco se centrará en:</text:p>
      <text:p text:style-name="P15"/>
      <text:list xml:id="list947994031" text:style-name="L1">
        <text:list-item>
          <text:p text:style-name="P37">Puesta a punto de la instrumentación </text:p>
        </text:list-item>
        <text:list-item>
          <text:p text:style-name="P37">Modelado físico del vuelo</text:p>
        </text:list-item>
        <text:list-item>
          <text:p text:style-name="P37">Diseño de los algoritmos de control de vuelo</text:p>
        </text:list-item>
        <text:list-item>
          <text:p text:style-name="P37">Diseño de un simulador que permita testear los resultados obtenidos</text:p>
        </text:list-item>
        <text:list-item>
          <text:p text:style-name="P37">Implementación del control</text:p>
        </text:list-item>
      </text:list>
      <text:p text:style-name="P15"/>
      <text:p text:style-name="P15"/>
      <text:p text:style-name="P18"><text:span text:style-name="T9">Se pretende implementar completamente la instrumentación necesaria para el vuelo no tripulado del cuadricóptero, es decir, se diseñará y construirá una PCB conteniendo los elementos necesarios para </text:span><text:span text:style-name="T10">interactuar con el medio y obtener la información necesaria para los procesos de control, así como el sistema encargado del procesamiento de los algoritmos de control. </text:span></text:p>
      <text:p text:style-name="P18"><text:span text:style-name="T10">Dicho PCB deberá también contar con sistemas que permitan la comunicación con el sistema motor del cuadricóptero (comunicación cableada). Para ello s</text:span><text:span text:style-name="T9">e deberá implementar un sistema que permita la comunicación entre el sistema de control y el cuadricóptero utilizando la interfaz ya existente </text:span><text:span text:style-name="T10">(la misma </text:span><text:span text:style-name="T9">permite la comunicación con el control remoto </text:span><text:span text:style-name="T10">mediante</text:span><text:span text:style-name="T9"> radiofrecuencia). </text:span><text:span text:style-name="T10">Se busca, adicionalmente, implementar un sistema que permita la comunicación con un PC (comunicación cableada o inalámbrica)</text:span><text:span text:style-name="T9">. </text:span></text:p>
      <text:p text:style-name="P18"><text:span text:style-name="T9">Se modelará el vuelo del UAV en cuestión, de forma tal de establecer los parámetros relevantes para el desarrollo de los algoritmos de control de vuelo. Para ello será necesario valerse de la información obtenida mediante la instrumentación implementada. </text:span><text:span text:style-name="T10">Será útil, para esto, la implementación de un sistema de simulado que permita testear los algoritmos previamente a las pruebas de vuelo.</text:span></text:p>
      <text:p text:style-name="P23">Finalmente, sal finalizar el proyecto es deseable contar con un UAV autónomo capaz de computar algoritmos de control de vuelo y auto-pilotado de complejidad media. Como objetivo secundario, se considerará la posibilidad de agregar diversas interfaces a la instrumentación (cámaras, sensores de presión, temperatura, etc) con miras a buscar aplicaciones prácticas (detección y tracking de diversos elementos, exploración, etc).</text:p>
      <text:p text:style-name="P15"><text:soft-page-break/>Nombre: Santiago</text:p>
      <text:p text:style-name="P15">Apellidos: Paternain Olascoaga</text:p>
      <text:p text:style-name="P15">Fecha de nacimiento: 25/12/88</text:p>
      <text:p text:style-name="P15">C.I: 4.131.180-2</text:p>
      <text:p text:style-name="P15">Dirección: Rivera 4723</text:p>
      <text:p text:style-name="P15">Teléfono: 26197443/098537771</text:p>
      <text:p text:style-name="P25"><text:span text:style-name="T1">Mail: </text:span><text:a xlink:type="simple" xlink:href="mailto:spaternain@gmail.com"><text:span text:style-name="T1">spaternain@gmail.com</text:span></text:a></text:p>
      <text:p text:style-name="P15"/>
      <text:p text:style-name="P25">Asignaturas <text:span text:style-name="T8">a</text:span>probadas </text:p>
      <text:p text:style-name="P2">Física General 1</text:p>
      <text:p text:style-name="P1">Física General 2<text:tab/></text:p>
      <text:p text:style-name="P1">Física Térmica</text:p>
      <text:p text:style-name="P1">Mecánica Newtoniana</text:p>
      <text:p text:style-name="P1">Electromagnetismo </text:p>
      <text:p text:style-name="P1">Laboratorio 1</text:p>
      <text:p text:style-name="P1">Laboratorio 2</text:p>
      <text:p text:style-name="P1">MSFO</text:p>
      <text:p text:style-name="P1">Introducción a la Física Moderna</text:p>
      <text:p text:style-name="P1"/>
      <text:p text:style-name="P1">Cálculo 1</text:p>
      <text:p text:style-name="P1">Cálculo 2<text:tab/></text:p>
      <text:p text:style-name="P1">Cálculo 3 </text:p>
      <text:p text:style-name="P1">Geometría y Álgebra Lineal 1</text:p>
      <text:p text:style-name="P1">Geometría y Álgebra Lineal 2</text:p>
      <text:p text:style-name="P1">Métodos Numéricos</text:p>
      <text:p text:style-name="P1">Funciones de Variable Compleja <text:s/></text:p>
      <text:p text:style-name="P1">Probabilidad y Estadística </text:p>
      <text:p text:style-name="P1">Ecuaciones Diferenciales </text:p>
      <text:p text:style-name="P1"/>
      <text:p text:style-name="P28">Taller de Diseño y Representación Gráfica </text:p>
      <text:p text:style-name="P28"/>
      <text:p text:style-name="P28">Economía</text:p>
      <text:p text:style-name="P1"/>
      <text:p text:style-name="P1">Sistemas Lineales1</text:p>
      <text:p text:style-name="P1">Sistemas Lineales 2 </text:p>
      <text:p text:style-name="P1">Muestreo y Procesamiento Digital </text:p>
      <text:p text:style-name="P1">Medidas Eléctricas</text:p>
      <text:p text:style-name="P1">Taller de Filtros Digitales</text:p>
      <text:p text:style-name="P1"/>
      <text:p text:style-name="P2">Sistemas de Comunicación</text:p>
      <text:p text:style-name="P1">Redes de Datos</text:p>
      <text:p text:style-name="P1"/>
      <text:p text:style-name="P5">Introducción a la Teoría de Control</text:p>
      <text:p text:style-name="P1"/>
      <text:p text:style-name="P1">Diseño Lógico <text:s/></text:p>
      <text:p text:style-name="P32">Introducción a los Microprocesadores</text:p>
      <text:p text:style-name="P1"/>
      <text:p text:style-name="P2">Programación 1 <text:s/></text:p>
      <text:p text:style-name="P32">Desarrollo de Software para Ingeniería Eléctrica</text:p>
      <text:p text:style-name="P1"/>
      <text:p text:style-name="P1">Electrónica 1</text:p>
      <text:p text:style-name="P1">Electrónica 2 </text:p>
      <text:p text:style-name="P1"/>
      <text:p text:style-name="P1">Introducción a la Electrotécnica</text:p>
      <text:p text:style-name="P14"/>
      <text:p text:style-name="P14"/>
      <text:p text:style-name="P35"/>
      <text:p text:style-name="P35"/>
      <text:p text:style-name="P35"/>
      <text:p text:style-name="P35"/>
      <text:p text:style-name="P35"><text:soft-page-break/>Asignaturas <text:span text:style-name="T8">no cursadas</text:span>:</text:p>
      <text:p text:style-name="P14"/>
      <text:p text:style-name="P1">Legislación y relaciones <text:span text:style-name="T11">industriales</text:span></text:p>
      <text:p text:style-name="P1">Introducción a la administración para ingenieros</text:p>
      <text:p text:style-name="P1">Ciencia, tecnología y sociedad</text:p>
      <text:p text:style-name="P1">Introducción a los PLC</text:p>
      <text:p text:style-name="P1">Sistemas embebidos para tiempo real</text:p>
      <text:p text:style-name="P1">Instalaciones eléctricas</text:p>
      <text:p text:style-name="P1"/>
      <text:p text:style-name="P6"/>
      <text:p text:style-name="P17"><text:line-break/></text:p>
      <text:p text:style-name="P3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Nombre: <text:span text:style-name="T4">Manuel</text:span></text:p>
      <text:p text:style-name="P16">Apellidos: <text:span text:style-name="T4">López Radcenco</text:span></text:p>
      <text:p text:style-name="P16">Fecha de nacimiento: <text:span text:style-name="T4">02</text:span>/<text:span text:style-name="T4">08</text:span>/88</text:p>
      <text:p text:style-name="P16">C.I: <text:span text:style-name="T4">4.086.135-1<text:tab/></text:span></text:p>
      <text:p text:style-name="P16">Dirección: <text:span text:style-name="T4">Avda. Dieciocho de Julio 1333 Apto. 903, Centro, Montevideo</text:span></text:p>
      <text:p text:style-name="P16">Teléfono: 2<text:span text:style-name="T4">9010145</text:span>/098<text:span text:style-name="T4">938441</text:span></text:p>
      <text:p text:style-name="P26"><text:span text:style-name="T1">Mail: </text:span><text:a xlink:type="simple" xlink:href="mailto:manololopezrad@gmail.com"><text:span text:style-name="T2">manololopezrad@gmail.com</text:span></text:a></text:p>
      <text:p text:style-name="P16"/>
      <text:p text:style-name="P26">Asignaturas <text:span text:style-name="T8">a</text:span>probadas </text:p>
      <text:p text:style-name="P26"/>
      <text:p text:style-name="P3">Física General 1</text:p>
      <text:p text:style-name="P7">Física General 2<text:tab/></text:p>
      <text:p text:style-name="P7">Física Térmica</text:p>
      <text:p text:style-name="P7">Mecánica Newtoniana</text:p>
      <text:p text:style-name="P7">Electromagnetismo </text:p>
      <text:p text:style-name="P7">Laboratorio 1</text:p>
      <text:p text:style-name="P7">Laboratorio 2</text:p>
      <text:p text:style-name="P7">MSFO</text:p>
      <text:p text:style-name="P8">Módulo de Física Térmica: Transferencia de Calor</text:p>
      <text:p text:style-name="P7"/>
      <text:p text:style-name="P7">Cálculo 1</text:p>
      <text:p text:style-name="P7">Cálculo 2<text:tab/></text:p>
      <text:p text:style-name="P7">Cálculo 3 </text:p>
      <text:p text:style-name="P7">Geometría y Álgebra Lineal 1</text:p>
      <text:p text:style-name="P7">Geometría y Álgebra Lineal 2</text:p>
      <text:p text:style-name="P7">Métodos Numéricos</text:p>
      <text:p text:style-name="P7">Funciones de Variable Compleja <text:s/></text:p>
      <text:p text:style-name="P7">Probabilidad y Estadística </text:p>
      <text:p text:style-name="P7">Ecuaciones Diferenciales </text:p>
      <text:p text:style-name="P30"/>
      <text:p text:style-name="P7">Economía</text:p>
      <text:p text:style-name="P7"/>
      <text:p text:style-name="P7">Sistemas Lineales1</text:p>
      <text:p text:style-name="P7">Muestreo y Procesamiento Digital </text:p>
      <text:p text:style-name="P7">Medidas Eléctricas</text:p>
      <text:p text:style-name="P8">Monografía en Medidas Eléctricas</text:p>
      <text:p text:style-name="P7">Taller de Filtros Digitales</text:p>
      <text:p text:style-name="P8">Instalaciones Eléctricas</text:p>
      <text:p text:style-name="P8"/>
      <text:p text:style-name="P3">Sistemas de Comunicación</text:p>
      <text:p text:style-name="P7">Redes de Datos</text:p>
      <text:p text:style-name="P7"/>
      <text:p text:style-name="P7">Diseño Lógico <text:s/></text:p>
      <text:p text:style-name="P33">Introducción a los Microprocesadores</text:p>
      <text:p text:style-name="P7"/>
      <text:p text:style-name="P3">Programación 1</text:p>
      <text:p text:style-name="P3">Desarrollo de Software para Ingeniería Eléctrica</text:p>
      <text:p text:style-name="P3"/>
      <text:p text:style-name="P24"><text:span text:style-name="T6">Cursos ganados (Ex</text:span><text:span text:style-name="T7">a</text:span><text:span text:style-name="T6">men pendiente)</text:span><text:span text:style-name="T5">:</text:span></text:p>
      <text:p text:style-name="P11"/>
      <text:p text:style-name="P11">Sistemas Lineales 2</text:p>
      <text:p text:style-name="P7">Introducción a la Electrotécnica</text:p>
      <text:p text:style-name="P7">Electrónica 1</text:p>
      <text:p text:style-name="P20"/>
      <text:p text:style-name="P21">Asignaturas pendientes (Entregas finales pendientes):</text:p>
      <text:p text:style-name="P8"/>
      <text:p text:style-name="P8">Introducción al Reconocimiento de Patrones</text:p>
      <text:p text:style-name="P8">Tratamiento Estadístico de Señales</text:p>
      <text:p text:style-name="P8"/>
      <text:p text:style-name="P21"/>
      <text:p text:style-name="P21"><text:soft-page-break/>Asignaturas <text:span text:style-name="T8">no cursadas</text:span>:</text:p>
      <text:p text:style-name="P21"/>
      <text:p text:style-name="P8">Introducción a la Teoría de Control</text:p>
      <text:p text:style-name="P7">Legislación y relaciones <text:span text:style-name="T11">industriales</text:span></text:p>
      <text:p text:style-name="P7">Introducción a la administración para ingenieros</text:p>
      <text:p text:style-name="P7">Ciencia, tecnología y sociedad</text:p>
      <text:p text:style-name="P8">Núcleo de Red <text:span text:style-name="T12">en Telecomunicaciones</text:span></text:p>
      <text:p text:style-name="P8">Antenas y Propagación</text:p>
      <text:p text:style-name="P8">Python para Todos</text:p>
      <text:p text:style-name="P8">Pasantí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text:soft-page-break/>Nombre: <text:span text:style-name="T11">Matías</text:span></text:p>
      <text:p text:style-name="P19">Apellidos: <text:span text:style-name="T11">Tailanián Hagopián</text:span></text:p>
      <text:p text:style-name="P19">Fecha de nacimiento: <text:span text:style-name="T11">18</text:span>/<text:span text:style-name="T11">01</text:span>/<text:span text:style-name="T11">89</text:span></text:p>
      <text:p text:style-name="P19">C.I: <text:span text:style-name="T4">4.</text:span><text:span text:style-name="T11">555.937</text:span><text:span text:style-name="T4">-1<text:tab/></text:span></text:p>
      <text:p text:style-name="P19">Dirección: <text:span text:style-name="T11">Gualeguay 3319</text:span></text:p>
      <text:p text:style-name="P19">Teléfono: 2<text:span text:style-name="T11">2034925</text:span>/<text:span text:style-name="T11">099380260</text:span></text:p>
      <text:p text:style-name="P27"><text:span text:style-name="T1">Mail: </text:span><text:span text:style-name="T3">matias@tailanian.com</text:span></text:p>
      <text:p text:style-name="P19"/>
      <text:p text:style-name="P27">Asignaturas <text:span text:style-name="T8">a</text:span>probadas </text:p>
      <text:p text:style-name="P27"/>
      <text:p text:style-name="P4">Física General 1</text:p>
      <text:p text:style-name="P12">Física General 2<text:tab/></text:p>
      <text:p text:style-name="P12">Física Térmica</text:p>
      <text:p text:style-name="P12">Mecánica Newtoniana</text:p>
      <text:p text:style-name="P12">Electromagnetismo </text:p>
      <text:p text:style-name="P12">Laboratorio 1</text:p>
      <text:p text:style-name="P12">Laboratorio 2</text:p>
      <text:p text:style-name="P12">M<text:span text:style-name="T11">ecánica de sistemas y fenómenos ondulatorios</text:span></text:p>
      <text:p text:style-name="P12"/>
      <text:p text:style-name="P12">Cálculo 1</text:p>
      <text:p text:style-name="P12">Cálculo 2<text:tab/></text:p>
      <text:p text:style-name="P12">Cálculo 3 </text:p>
      <text:p text:style-name="P12">Geometría y Álgebra Lineal 1</text:p>
      <text:p text:style-name="P12">Geometría y Álgebra Lineal 2</text:p>
      <text:p text:style-name="P12">Métodos Numéricos</text:p>
      <text:p text:style-name="P12">Funciones de Variable Compleja <text:s/></text:p>
      <text:p text:style-name="P12">Probabilidad y Estadística </text:p>
      <text:p text:style-name="P12">Ecuaciones Diferenciales </text:p>
      <text:p text:style-name="P31"/>
      <text:p text:style-name="P29">Taller de Diseño y Representación Gráfica</text:p>
      <text:p text:style-name="P31"/>
      <text:p text:style-name="P12">Economía</text:p>
      <text:p text:style-name="P12"/>
      <text:p text:style-name="P12">Sistemas Lineales 1</text:p>
      <text:p text:style-name="P39">Sistemas Lineales 2</text:p>
      <text:p text:style-name="P12">Muestreo y Procesamiento Digital </text:p>
      <text:p text:style-name="P12">Medidas Eléctricas</text:p>
      <text:p text:style-name="P9">Monografía en Medidas Eléctricas</text:p>
      <text:p text:style-name="P12">Taller de Filtros Digitales</text:p>
      <text:p text:style-name="P9"/>
      <text:p text:style-name="P4">Sistemas de Comunicación</text:p>
      <text:p text:style-name="P12">Redes de Datos</text:p>
      <text:p text:style-name="P12"/>
      <text:p text:style-name="P39">Introducción a la teoría del control</text:p>
      <text:p text:style-name="P12"/>
      <text:p text:style-name="P12">Diseño Lógico <text:s/></text:p>
      <text:p text:style-name="P34">Introducción a los Microprocesadores</text:p>
      <text:p text:style-name="P12"/>
      <text:p text:style-name="P4">Programación 1</text:p>
      <text:p text:style-name="P4">Desarrollo de Software para Ingeniería Eléctrica</text:p>
      <text:p text:style-name="P4"/>
      <text:p text:style-name="P40">Electrónica 1</text:p>
      <text:p text:style-name="P4"/>
      <text:p text:style-name="P10">Instalaciones Eléctricas</text:p>
      <text:p text:style-name="P4"/>
      <text:p text:style-name="P40">Introducción a la electrotécnica</text:p>
      <text:p text:style-name="P40"/>
      <text:p text:style-name="P41"/>
      <text:p text:style-name="P41"/>
      <text:p text:style-name="P41"/>
      <text:p text:style-name="P22"><text:soft-page-break/>Asignaturas pendientes (Entregas finales pendientes):</text:p>
      <text:p text:style-name="P9"/>
      <text:p text:style-name="P9">Tratamiento Estadístico de Señales</text:p>
      <text:p text:style-name="P9"/>
      <text:p text:style-name="P22">Asignaturas <text:span text:style-name="T8">no cursadas</text:span>:</text:p>
      <text:p text:style-name="P22"/>
      <text:p text:style-name="P9">Antenas y Propagación</text:p>
      <text:p text:style-name="P9">Núcleo de Red <text:span text:style-name="T12">en Telecomunicaciones</text:span></text:p>
      <text:p text:style-name="P39">Tratamiento de imágenes por computadora</text:p>
      <text:p text:style-name="P39">Ciencia, tecnología y sociedad</text:p>
      <text:p text:style-name="P12">Legislación y relaciones <text:span text:style-name="T11">industriales</text:span></text:p>
      <text:p text:style-name="P12">Introducción a la administración para ingenieros</text:p>
      <text:p text:style-name="P12"/>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ntiago Paternain</meta:initial-creator>
    <meta:creation-date>2011-03-11T23:05:44</meta:creation-date>
    <dc:date>2011-03-13T22:02:45</dc:date>
    <dc:creator>Matías Tailanian</dc:creator>
    <meta:editing-duration>PT01H05M08S</meta:editing-duration>
    <meta:editing-cycles>5</meta:editing-cycles>
    <meta:generator>OpenOffice.org/3.2$Unix OpenOffice.org_project/320m19$Build-9505</meta:generator>
    <meta:document-statistic meta:table-count="0" meta:image-count="0" meta:object-count="0" meta:page-count="7" meta:paragraph-count="177" meta:word-count="858" meta:character-count="6379"/>
  </office:meta>
</office:document-meta>
</file>